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4931in" fo:margin-top="0in" fo:margin-bottom="0in" table:align="center" style:writing-mode="lr-tb"/>
    </style:style>
    <style:style style:name="Table1.A" style:family="table-column">
      <style:table-column-properties style:column-width="7.4931in"/>
    </style:style>
    <style:style style:name="Table1.1" style:family="table-row">
      <style:table-row-properties style:min-row-height="0.3618in" fo:keep-together="auto"/>
    </style:style>
    <style:style style:name="Table1.A1" style:family="table-cell">
      <style:table-cell-properties style:vertical-align="middle" fo:padding-left="0.075in" fo:padding-right="0.075in" fo:padding-top="0in" fo:padding-bottom="0in" fo:border-left="none" fo:border-right="none" fo:border-top="1pt solid #00b0f0" fo:border-bottom="1pt solid #00b0f0"/>
    </style:style>
    <style:style style:name="Table2" style:family="table">
      <style:table-properties style:width="7.6458in" fo:margin-top="0in" fo:margin-bottom="0in" table:align="center" style:writing-mode="lr-tb"/>
    </style:style>
    <style:style style:name="Table2.A" style:family="table-column">
      <style:table-column-properties style:column-width="2.7285in"/>
    </style:style>
    <style:style style:name="Table2.B" style:family="table-column">
      <style:table-column-properties style:column-width="2.709in"/>
    </style:style>
    <style:style style:name="Table2.C" style:family="table-column">
      <style:table-column-properties style:column-width="2.2083in"/>
    </style:style>
    <style:style style:name="Table2.1" style:family="table-row">
      <style:table-row-properties style:min-row-height="0.0486in" fo:keep-together="auto"/>
    </style:style>
    <style:style style:name="Table2.A1" style:family="table-cell">
      <style:table-cell-properties fo:padding-left="0.075in" fo:padding-right="0.075in" fo:padding-top="0in" fo:padding-bottom="0in" fo:border="0.5pt solid #ffffff"/>
    </style:style>
    <style:style style:name="Table3" style:family="table">
      <style:table-properties style:width="7.6458in" fo:margin-top="0in" fo:margin-bottom="0in" table:align="center" style:writing-mode="lr-tb"/>
    </style:style>
    <style:style style:name="Table3.A" style:family="table-column">
      <style:table-column-properties style:column-width="2.7285in"/>
    </style:style>
    <style:style style:name="Table3.B" style:family="table-column">
      <style:table-column-properties style:column-width="2.709in"/>
    </style:style>
    <style:style style:name="Table3.C" style:family="table-column">
      <style:table-column-properties style:column-width="2.2083in"/>
    </style:style>
    <style:style style:name="Table3.1" style:family="table-row">
      <style:table-row-properties style:min-row-height="0.0486in" fo:keep-together="auto"/>
    </style:style>
    <style:style style:name="Table3.A1" style:family="table-cell">
      <style:table-cell-properties fo:padding-left="0.075in" fo:padding-right="0.075in" fo:padding-top="0in" fo:padding-bottom="0in" fo:border="0.5pt solid #ffffff"/>
    </style:style>
    <style:style style:name="P1" style:family="paragraph" style:parent-style-name="Standard">
      <style:paragraph-properties fo:margin-top="0in" fo:margin-bottom="0in" style:contextual-spacing="false" fo:line-height="100%" fo:padding="0in" fo:border="none" style:shadow="none">
        <style:tab-stops>
          <style:tab-stop style:position="3.25in" style:type="center"/>
          <style:tab-stop style:position="6.5in" style:type="right"/>
        </style:tab-stops>
      </style:paragraph-properties>
      <style:text-properties fo:color="#000000" loext:opacity="100%"/>
    </style:style>
    <style:style style:name="P2" style:family="paragraph" style:parent-style-name="Heading_20_3">
      <style:paragraph-properties fo:margin-top="0in" fo:margin-bottom="0in" style:contextual-spacing="false" fo:line-height="100%" fo:keep-together="auto" fo:orphans="2" fo:widows="2" fo:padding="0in" fo:border="none"/>
    </style:style>
    <style:style style:name="P3" style:family="paragraph" style:parent-style-name="Standard">
      <style:paragraph-properties fo:margin-top="0in" fo:margin-bottom="0in" style:contextual-spacing="false" fo:line-height="100%">
        <style:tab-stops>
          <style:tab-stop style:position="3.75in" style:type="center"/>
          <style:tab-stop style:position="6.0189in"/>
        </style:tab-stops>
      </style:paragraph-properties>
      <style:text-properties fo:color="#1f3864" loext:opacity="100%" style:font-name="Cambria" fo:font-size="2pt" fo:font-weight="bold" style:font-name-asian="Cambria1" style:font-size-asian="2pt" style:font-weight-asian="bold" style:font-name-complex="Cambria1" style:font-size-complex="2pt"/>
    </style:style>
    <style:style style:name="P4" style:family="paragraph" style:parent-style-name="Standard">
      <loext:graphic-properties draw:fill="solid" draw:fill-color="#d9e2f3"/>
      <style:paragraph-properties fo:margin-top="0in" fo:margin-bottom="0in" style:contextual-spacing="false" fo:line-height="100%" fo:text-align="center" style:justify-single-word="false" fo:background-color="#d9e2f3">
        <style:tab-stops>
          <style:tab-stop style:position="3.75in" style:type="center"/>
          <style:tab-stop style:position="6.0189in"/>
        </style:tab-stops>
      </style:paragraph-properties>
      <style:text-properties fo:color="#1f3864" loext:opacity="100%" style:font-name="Cambria" fo:font-size="13pt" fo:font-weight="bold" style:font-name-asian="Cambria1" style:font-size-asian="13pt" style:font-weight-asian="bold" style:font-name-complex="Cambria1" style:font-size-complex="13pt"/>
    </style:style>
    <style:style style:name="P5" style:family="paragraph" style:parent-style-name="Standard">
      <loext:graphic-properties draw:fill="solid" draw:fill-color="#d9e2f3"/>
      <style:paragraph-properties fo:margin-top="0in" fo:margin-bottom="0in" style:contextual-spacing="false" fo:line-height="100%" fo:text-align="center" style:justify-single-word="false" fo:background-color="#d9e2f3"/>
    </style:style>
    <style:style style:name="P6" style:family="paragraph" style:parent-style-name="Standard">
      <loext:graphic-properties draw:fill="solid" draw:fill-color="#b4c6e7"/>
      <style:paragraph-properties fo:margin-top="0in" fo:margin-bottom="0in" style:contextual-spacing="false" fo:line-height="100%" fo:text-align="center" style:justify-single-word="false" fo:background-color="#b4c6e7"/>
    </style:style>
    <style:style style:name="P7" style:family="paragraph" style:parent-style-name="Standard">
      <style:paragraph-properties fo:margin-top="0in" fo:margin-bottom="0in" style:contextual-spacing="false" fo:line-height="100%" fo:text-align="justify" style:justify-single-word="false" fo:orphans="2" fo:widows="2">
        <style:tab-stops>
          <style:tab-stop style:position="7.3335in" style:type="right"/>
        </style:tab-stops>
      </style:paragraph-properties>
    </style:style>
    <style:style style:name="P8" style:family="paragraph" style:parent-style-name="Standard">
      <style:paragraph-properties fo:margin-top="0in" fo:margin-bottom="0in" style:contextual-spacing="false" fo:line-height="100%" fo:orphans="2" fo:widows="2"/>
    </style:style>
    <style:style style:name="P9" style:family="paragraph" style:parent-style-name="Standard">
      <style:paragraph-properties fo:margin-top="0in" fo:margin-bottom="0in" style:contextual-spacing="false" fo:line-height="100%" fo:orphans="2" fo:widows="2"/>
      <style:text-properties officeooo:paragraph-rsid="00051a3d"/>
    </style:style>
    <style:style style:name="P10" style:family="paragraph" style:parent-style-name="Standard">
      <style:paragraph-properties fo:margin-top="0in" fo:margin-bottom="0in" style:contextual-spacing="false" fo:line-height="100%" fo:text-align="justify" style:justify-single-word="false" fo:orphans="2" fo:widows="2"/>
      <style:text-properties style:font-name="Cambria" fo:font-size="2pt" style:font-name-asian="Cambria1" style:font-size-asian="2pt" style:font-name-complex="Cambria1" style:font-size-complex="2pt"/>
    </style:style>
    <style:style style:name="P11"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text-properties style:font-name="Cambria" fo:font-size="2pt" fo:font-weight="bold" style:font-name-asian="Cambria1" style:font-size-asian="2pt" style:font-weight-asian="bold" style:font-name-complex="Cambria1" style:font-size-complex="2pt"/>
    </style:style>
    <style:style style:name="P12" style:family="paragraph" style:parent-style-name="Standard">
      <style:paragraph-properties fo:margin-top="0in" fo:margin-bottom="0in" style:contextual-spacing="false" fo:line-height="100%" fo:text-align="justify" style:justify-single-word="false"/>
      <style:text-properties fo:font-size="3pt" style:font-size-asian="3pt" style:font-size-complex="3pt"/>
    </style:style>
    <style:style style:name="P13" style:family="paragraph" style:parent-style-name="Standard">
      <style:paragraph-properties fo:margin-top="0in" fo:margin-bottom="0in" style:contextual-spacing="false" fo:line-height="100%" fo:orphans="2" fo:widows="2"/>
      <style:text-properties style:font-name="Book Antiqua" fo:font-size="2pt" fo:font-weight="bold" style:font-name-asian="Book Antiqua1" style:font-size-asian="2pt" style:font-weight-asian="bold" style:font-name-complex="Book Antiqua1" style:font-size-complex="2pt"/>
    </style:style>
    <style:style style:name="P14" style:family="paragraph" style:parent-style-name="Standard">
      <style:paragraph-properties fo:margin-top="0in" fo:margin-bottom="0in" style:contextual-spacing="false" fo:line-height="100%" fo:orphans="2" fo:widows="2"/>
      <style:text-properties style:font-name="Book Antiqua" fo:font-size="2pt" style:font-name-asian="Book Antiqua1" style:font-size-asian="2pt" style:font-name-complex="Book Antiqua1" style:font-size-complex="2pt"/>
    </style:style>
    <style:style style:name="P15" style:family="paragraph" style:parent-style-name="Standard">
      <style:paragraph-properties fo:margin-top="0in" fo:margin-bottom="0in" style:contextual-spacing="false" fo:line-height="100%" fo:text-align="justify" style:justify-single-word="false" fo:orphans="2" fo:widows="2">
        <style:tab-stops>
          <style:tab-stop style:position="7.3335in" style:type="right"/>
        </style:tab-stops>
      </style:paragraph-properties>
      <style:text-properties style:font-name="Book Antiqua" fo:font-size="2pt" style:font-name-asian="Book Antiqua1" style:font-size-asian="2pt" style:font-name-complex="Book Antiqua1" style:font-size-complex="2pt"/>
    </style:style>
    <style:style style:name="P16" style:family="paragraph" style:parent-style-name="Standard">
      <style:paragraph-properties fo:margin-top="0in" fo:margin-bottom="0in" style:contextual-spacing="false" fo:line-height="100%" fo:orphans="2" fo:widows="2"/>
      <style:text-properties style:font-name="Book Antiqua" fo:font-size="5pt" fo:font-weight="bold" style:font-name-asian="Book Antiqua1" style:font-size-asian="5pt" style:font-weight-asian="bold" style:font-name-complex="Book Antiqua1" style:font-size-complex="5pt"/>
    </style:style>
    <style:style style:name="P17" style:family="paragraph" style:parent-style-name="Standard">
      <style:paragraph-properties fo:margin-top="0in" fo:margin-bottom="0in" style:contextual-spacing="false" fo:line-height="100%" fo:orphans="2" fo:widows="2"/>
      <style:text-properties style:font-name="Book Antiqua" fo:font-size="5pt" style:font-name-asian="Book Antiqua1" style:font-size-asian="5pt" style:font-name-complex="Book Antiqua1" style:font-size-complex="5pt"/>
    </style:style>
    <style:style style:name="P18" style:family="paragraph" style:parent-style-name="Standard">
      <style:paragraph-properties fo:margin-top="0in" fo:margin-bottom="0in" style:contextual-spacing="false" fo:line-height="100%" fo:orphans="2" fo:widows="2"/>
      <style:text-properties style:font-name="Book Antiqua" fo:font-size="4pt" style:font-name-asian="Book Antiqua1" style:font-size-asian="4pt" style:font-name-complex="Book Antiqua1" style:font-size-complex="4pt"/>
    </style:style>
    <style:style style:name="P19" style:family="paragraph" style:parent-style-name="Standard">
      <style:paragraph-properties fo:margin-top="0in" fo:margin-bottom="0in" style:contextual-spacing="false" fo:line-height="100%" fo:orphans="2" fo:widows="2"/>
      <style:text-properties style:font-name="Book Antiqua" fo:font-size="10.5pt" fo:font-weight="bold" style:font-name-asian="Book Antiqua1" style:font-size-asian="10.5pt" style:font-weight-asian="bold" style:font-name-complex="Book Antiqua1" style:font-size-complex="10.5pt"/>
    </style:style>
    <style:style style:name="P20" style:family="paragraph" style:parent-style-name="Standard">
      <style:paragraph-properties fo:margin-top="0in" fo:margin-bottom="0in" style:contextual-spacing="false" fo:line-height="100%" fo:orphans="2" fo:widows="2"/>
      <style:text-properties style:font-name="Book Antiqua" fo:font-size="10.5pt" style:font-name-asian="Book Antiqua1" style:font-size-asian="10.5pt" style:font-name-complex="Book Antiqua1" style:font-size-complex="10.5pt"/>
    </style:style>
    <style:style style:name="P21" style:family="paragraph" style:parent-style-name="Standard">
      <style:paragraph-properties fo:margin-top="0in" fo:margin-bottom="0in" style:contextual-spacing="false" fo:line-height="100%" fo:text-align="justify" style:justify-single-word="false" fo:orphans="2" fo:widows="2"/>
      <style:text-properties style:font-name="Book Antiqua" fo:font-size="10.5pt" style:font-name-asian="Book Antiqua1" style:font-size-asian="10.5pt" style:font-name-complex="Book Antiqua1" style:font-size-complex="10.5pt"/>
    </style:style>
    <style:style style:name="P22" style:family="paragraph" style:parent-style-name="Standard">
      <style:paragraph-properties fo:margin-top="0in" fo:margin-bottom="0in" style:contextual-spacing="false" fo:line-height="100%" fo:text-align="justify" style:justify-single-word="false" fo:orphans="2" fo:widows="2">
        <style:tab-stops>
          <style:tab-stop style:position="7.3335in" style:type="right"/>
        </style:tab-stops>
      </style:paragraph-properties>
      <style:text-properties style:font-name="Book Antiqua" fo:font-size="10.5pt" style:font-name-asian="Book Antiqua1" style:font-size-asian="10.5pt" style:font-name-complex="Book Antiqua1" style:font-size-complex="10.5pt"/>
    </style:style>
    <style:style style:name="P23" style:family="paragraph" style:parent-style-name="Standard">
      <style:paragraph-properties fo:margin-top="0in" fo:margin-bottom="0in" style:contextual-spacing="false" fo:line-height="100%" fo:orphans="2" fo:widows="2"/>
      <style:text-properties style:font-name="Book Antiqua" fo:font-size="3pt" style:font-name-asian="Book Antiqua1" style:font-size-asian="3pt" style:font-name-complex="Book Antiqua1" style:font-size-complex="3pt"/>
    </style:style>
    <style:style style:name="P24" style:family="paragraph" style:parent-style-name="Standard">
      <style:paragraph-properties fo:margin-top="0in" fo:margin-bottom="0in" style:contextual-spacing="false" fo:line-height="100%" fo:text-align="justify" style:justify-single-word="false" fo:orphans="0" fo:widows="0"/>
      <style:text-properties style:font-name="Book Antiqua" fo:font-size="10pt" style:font-name-asian="Book Antiqua1" style:font-size-asian="10pt" style:font-name-complex="Book Antiqua1" style:font-size-complex="10pt"/>
    </style:style>
    <style:style style:name="P25" style:family="paragraph" style:parent-style-name="Standard">
      <style:paragraph-properties fo:margin-top="0in" fo:margin-bottom="0in" style:contextual-spacing="false" fo:line-height="100%" fo:orphans="0" fo:widows="0"/>
      <style:text-properties style:font-name="Book Antiqua" fo:font-size="10pt" style:font-name-asian="Book Antiqua1" style:font-size-asian="10pt" style:font-name-complex="Book Antiqua1" style:font-size-complex="10pt"/>
    </style:style>
    <style:style style:name="P26" style:family="paragraph" style:parent-style-name="Standard">
      <loext:graphic-properties draw:fill="solid" draw:fill-color="#b4c6e7"/>
      <style:paragraph-properties fo:margin-top="0in" fo:margin-bottom="0in" style:contextual-spacing="false" fo:line-height="100%" fo:text-align="center" style:justify-single-word="false" fo:background-color="#b4c6e7"/>
      <style:text-properties fo:font-size="10pt" fo:font-weight="bold" style:font-size-asian="10pt" style:font-weight-asian="bold" style:font-size-complex="10pt"/>
    </style:style>
    <style:style style:name="P27" style:family="paragraph" style:parent-style-name="Standard">
      <loext:graphic-properties draw:fill="solid" draw:fill-color="#b4c6e7"/>
      <style:paragraph-properties fo:margin-top="0in" fo:margin-bottom="0in" style:contextual-spacing="false" fo:line-height="100%" fo:background-color="#b4c6e7"/>
      <style:text-properties fo:font-size="10pt" fo:font-weight="bold" style:font-size-asian="10pt" style:font-weight-asian="bold" style:font-size-complex="10pt"/>
    </style:style>
    <style:style style:name="P28" style:family="paragraph" style:parent-style-name="Standard">
      <style:paragraph-properties fo:text-align="center" style:justify-single-word="false" fo:orphans="0" fo:widows="0"/>
      <style:text-properties style:font-name="Book Antiqua" fo:font-size="10.5pt" style:font-name-asian="Book Antiqua1" style:font-size-asian="10.5pt" style:font-name-complex="Book Antiqua1" style:font-size-complex="10.5pt"/>
    </style:style>
    <style:style style:name="P29" style:family="paragraph" style:parent-style-name="Standard">
      <style:paragraph-properties fo:margin-left="0.5in" fo:margin-right="0in" fo:margin-top="0in" fo:margin-bottom="0in" style:contextual-spacing="false" fo:line-height="100%" fo:text-align="justify" style:justify-single-word="false" fo:orphans="2" fo:widows="2" fo:text-indent="0in" style:auto-text-indent="false"/>
      <style:text-properties style:font-name="Cambria" fo:font-size="3pt" style:font-name-asian="Cambria1" style:font-size-asian="3pt" style:font-name-complex="Cambria1" style:font-size-complex="3pt"/>
    </style:style>
    <style:style style:name="P30" style:family="paragraph" style:parent-style-name="Standard">
      <style:paragraph-properties fo:margin-left="0.1252in" fo:margin-right="0in" fo:margin-top="0in" fo:margin-bottom="0in" style:contextual-spacing="false" fo:line-height="100%" fo:orphans="2" fo:widows="2" fo:text-indent="-0.1252in" style:auto-text-indent="false"/>
      <style:text-properties style:font-name="Book Antiqua" fo:font-size="5pt" style:font-name-asian="Book Antiqua1" style:font-size-asian="5pt" style:font-name-complex="Book Antiqua1" style:font-size-complex="5pt"/>
    </style:style>
    <style:style style:name="P31" style:family="paragraph" style:parent-style-name="Standard">
      <style:paragraph-properties fo:margin-left="0in" fo:margin-right="-0.1299in" fo:margin-top="0in" fo:margin-bottom="0in" style:contextual-spacing="false" fo:line-height="100%" fo:orphans="2" fo:widows="2" fo:text-indent="0in" style:auto-text-indent="false"/>
    </style:style>
    <style:style style:name="P32" style:family="paragraph" style:parent-style-name="Standard" style:master-page-name="Standard">
      <style:paragraph-properties fo:margin-top="0in" fo:margin-bottom="0in" style:contextual-spacing="false" fo:line-height="100%" fo:orphans="2" fo:widows="2" style:page-number="1"/>
      <style:text-properties style:font-name="Times New Roman" fo:font-size="15pt" fo:font-weight="bold" style:font-name-asian="Times New Roman1" style:font-size-asian="15pt" style:font-weight-asian="bold" style:font-name-complex="Times New Roman1" style:font-size-complex="15pt"/>
    </style:style>
    <style:style style:name="P33" style:family="paragraph" style:parent-style-name="Standard">
      <style:paragraph-properties fo:margin-top="0in" fo:margin-bottom="0in" style:contextual-spacing="false" fo:line-height="100%" fo:text-align="start" style:justify-single-word="false" fo:orphans="2" fo:widows="2">
        <style:tab-stops>
          <style:tab-stop style:position="7.3335in" style:type="right"/>
        </style:tab-stops>
      </style:paragraph-properties>
      <style:text-properties style:font-name="Book Antiqua" fo:font-size="10.5pt" officeooo:paragraph-rsid="00060fbb" style:font-name-asian="Book Antiqua1" style:font-size-asian="10.5pt" style:font-name-complex="Book Antiqua1" style:font-size-complex="10.5pt"/>
    </style:style>
    <style:style style:name="P34" style:family="paragraph" style:parent-style-name="Standard">
      <loext:graphic-properties draw:fill="solid" draw:fill-color="#b4c6e7"/>
      <style:paragraph-properties fo:margin-top="0in" fo:margin-bottom="0in" style:contextual-spacing="false" fo:line-height="100%" fo:text-align="start" style:justify-single-word="false" fo:background-color="#b4c6e7"/>
      <style:text-properties fo:font-size="10pt" fo:font-weight="bold" officeooo:paragraph-rsid="0005a574" style:font-size-asian="10pt" style:font-weight-asian="bold" style:font-size-complex="10pt"/>
    </style:style>
    <style:style style:name="P35" style:family="paragraph" style:parent-style-name="Standard" style:list-style-name="WWNum2">
      <style:paragraph-properties fo:margin-left="0.2252in" fo:margin-right="0in" fo:text-align="justify" style:justify-single-word="false" fo:orphans="0" fo:widows="0" fo:text-indent="-0.1874in" style:auto-text-indent="false"/>
      <style:text-properties style:font-name="Book Antiqua" fo:font-size="10pt" style:font-name-asian="Book Antiqua1" style:font-size-asian="10pt" style:font-name-complex="Book Antiqua1" style:font-size-complex="10pt"/>
    </style:style>
    <style:style style:name="P36" style:family="paragraph" style:parent-style-name="Standard" style:list-style-name="WWNum2">
      <style:paragraph-properties fo:margin-left="0.2252in" fo:margin-right="0in" fo:orphans="0" fo:widows="0" fo:text-indent="-0.1874in" style:auto-text-indent="false"/>
      <style:text-properties style:font-name="Book Antiqua" fo:font-size="10pt" style:font-name-asian="Book Antiqua1" style:font-size-asian="10pt" style:font-name-complex="Book Antiqua1" style:font-size-complex="10pt"/>
    </style:style>
    <style:style style:name="P37" style:family="paragraph" style:parent-style-name="Standard" style:list-style-name="WWNum2">
      <style:paragraph-properties fo:margin-left="0.2252in" fo:margin-right="0in" fo:margin-top="0in" fo:margin-bottom="0in" style:contextual-spacing="false" fo:line-height="100%" fo:text-align="justify" style:justify-single-word="false" fo:orphans="0" fo:widows="0" fo:text-indent="-0.1874in" style:auto-text-indent="false"/>
      <style:text-properties style:font-name="Book Antiqua" fo:font-size="10pt" style:font-name-asian="Book Antiqua1" style:font-size-asian="10pt" style:font-name-complex="Book Antiqua1" style:font-size-complex="10pt"/>
    </style:style>
    <style:style style:name="P38" style:family="paragraph" style:parent-style-name="Standard" style:list-style-name="WWNum2">
      <style:paragraph-properties fo:margin-left="0.2374in" fo:margin-right="0in" fo:orphans="0" fo:widows="0" fo:text-indent="-0.1874in" style:auto-text-indent="false"/>
      <style:text-properties style:font-name="Book Antiqua" fo:font-size="10pt" style:font-name-asian="Book Antiqua1" style:font-size-asian="10pt" style:font-name-complex="Book Antiqua1" style:font-size-complex="10pt"/>
    </style:style>
    <style:style style:name="P39" style:family="paragraph" style:parent-style-name="Standard" style:list-style-name="WWNum2">
      <style:paragraph-properties fo:margin-left="0.2374in" fo:margin-right="0in" fo:text-align="justify" style:justify-single-word="false" fo:orphans="0" fo:widows="0" fo:text-indent="-0.1874in" style:auto-text-indent="false"/>
      <style:text-properties style:font-name="Book Antiqua" fo:font-size="10pt" style:font-name-asian="Book Antiqua1" style:font-size-asian="10pt" style:font-name-complex="Book Antiqua1" style:font-size-complex="10pt"/>
    </style:style>
    <style:style style:name="P40" style:family="paragraph" style:parent-style-name="Standard" style:list-style-name="WWNum2">
      <style:paragraph-properties fo:margin-left="0.2374in" fo:margin-right="0in" fo:margin-top="0in" fo:margin-bottom="0in" style:contextual-spacing="false" fo:line-height="100%" fo:orphans="0" fo:widows="0" fo:text-indent="-0.1874in" style:auto-text-indent="false"/>
      <style:text-properties style:font-name="Book Antiqua" fo:font-size="10pt" officeooo:rsid="00058f39" officeooo:paragraph-rsid="00058f39" style:font-name-asian="Book Antiqua1" style:font-size-asian="10pt" style:font-name-complex="Book Antiqua1" style:font-size-complex="10pt"/>
    </style:style>
    <style:style style:name="P41" style:family="paragraph" style:parent-style-name="Standard" style:list-style-name="WWNum2">
      <style:paragraph-properties fo:margin-left="0.2374in" fo:margin-right="0in" fo:margin-top="0in" fo:margin-bottom="0in" style:contextual-spacing="false" fo:line-height="100%" fo:text-align="justify" style:justify-single-word="false" fo:orphans="0" fo:widows="0" fo:text-indent="-0.1874in" style:auto-text-indent="false"/>
      <style:text-properties style:font-name="Book Antiqua" fo:font-size="10pt" officeooo:rsid="00058f39" officeooo:paragraph-rsid="00058f39" style:font-name-asian="Book Antiqua1" style:font-size-asian="10pt" style:font-name-complex="Book Antiqua1" style:font-size-complex="10pt"/>
    </style:style>
    <style:style style:name="P42" style:family="paragraph" style:parent-style-name="Standard" style:list-style-name="WWNum2">
      <style:paragraph-properties fo:margin-left="0.2374in" fo:margin-right="0in" fo:margin-top="0in" fo:margin-bottom="0in" style:contextual-spacing="false" fo:line-height="100%" fo:orphans="0" fo:widows="0" fo:text-indent="-0.1874in" style:auto-text-indent="false"/>
      <style:text-properties style:font-name="Book Antiqua" fo:font-size="10pt" style:font-name-asian="Book Antiqua1" style:font-size-asian="10pt" style:font-name-complex="Book Antiqua1" style:font-size-complex="10pt"/>
    </style:style>
    <style:style style:name="P43" style:family="paragraph" style:parent-style-name="Standard" style:list-style-name="WWNum2">
      <style:paragraph-properties fo:margin-left="0.2374in" fo:margin-right="0in" fo:margin-top="0in" fo:margin-bottom="0in" style:contextual-spacing="false" fo:line-height="100%" fo:text-align="justify" style:justify-single-word="false" fo:orphans="0" fo:widows="0" fo:text-indent="-0.1874in" style:auto-text-indent="false"/>
      <style:text-properties style:font-name="Book Antiqua" fo:font-size="10pt" style:font-name-asian="Book Antiqua1" style:font-size-asian="10pt" style:font-name-complex="Book Antiqua1" style:font-size-complex="10pt"/>
    </style:style>
    <style:style style:name="P44" style:family="paragraph" style:parent-style-name="Standard" style:list-style-name="WWNum2">
      <style:paragraph-properties fo:margin-left="0.2398in" fo:margin-right="0in" fo:orphans="0" fo:widows="0" fo:text-indent="-0.1874in" style:auto-text-indent="false"/>
      <style:text-properties style:font-name="Book Antiqua" fo:font-size="10pt" style:font-name-asian="Book Antiqua1" style:font-size-asian="10pt" style:font-name-complex="Book Antiqua1" style:font-size-complex="10pt"/>
    </style:style>
    <style:style style:name="P45" style:family="paragraph" style:parent-style-name="Standard" style:list-style-name="WWNum2">
      <style:paragraph-properties fo:margin-left="0.2398in" fo:margin-right="0in" fo:margin-top="0in" fo:margin-bottom="0in" style:contextual-spacing="false" fo:line-height="100%" fo:orphans="0" fo:widows="0" fo:text-indent="-0.1874in" style:auto-text-indent="false"/>
      <style:text-properties style:font-name="Book Antiqua" fo:font-size="10pt" style:font-name-asian="Book Antiqua1" style:font-size-asian="10pt" style:font-name-complex="Book Antiqua1" style:font-size-complex="10pt"/>
    </style:style>
    <style:style style:name="P46" style:family="paragraph" style:parent-style-name="Standard" style:list-style-name="WWNum1">
      <style:paragraph-properties fo:margin-left="0.1252in" fo:margin-right="0in" fo:margin-top="0in" fo:margin-bottom="0in" style:contextual-spacing="false" fo:line-height="100%" fo:orphans="2" fo:widows="2" fo:text-indent="-0.1252in" style:auto-text-indent="false"/>
    </style:style>
    <style:style style:name="P47" style:family="paragraph" style:parent-style-name="Standard" style:list-style-name="WWNum4">
      <style:paragraph-properties fo:margin-left="0.1252in" fo:margin-right="0in" fo:margin-top="0in" fo:margin-bottom="0in" style:contextual-spacing="false" fo:line-height="100%" fo:orphans="2" fo:widows="2" fo:text-indent="-0.1252in" style:auto-text-indent="false"/>
    </style:style>
    <style:style style:name="P48" style:family="paragraph" style:parent-style-name="Standard" style:list-style-name="WWNum5">
      <style:paragraph-properties fo:margin-left="0.1252in" fo:margin-right="0in" fo:margin-top="0in" fo:margin-bottom="0in" style:contextual-spacing="false" fo:line-height="100%" fo:orphans="2" fo:widows="2" fo:text-indent="-0.1252in" style:auto-text-indent="false"/>
    </style:style>
    <style:style style:name="P49" style:family="paragraph" style:parent-style-name="Standard" style:list-style-name="WWNum3">
      <style:paragraph-properties fo:margin-left="0.1252in" fo:margin-right="0in" fo:margin-top="0in" fo:margin-bottom="0in" style:contextual-spacing="false" fo:line-height="100%" fo:orphans="2" fo:widows="2" fo:text-indent="-0.1252in" style:auto-text-indent="false"/>
    </style:style>
    <style:style style:name="P50" style:family="paragraph" style:parent-style-name="Standard" style:list-style-name="WWNum4">
      <style:paragraph-properties fo:margin-left="0.1252in" fo:margin-right="0in" fo:margin-top="0in" fo:margin-bottom="0in" style:contextual-spacing="false" fo:line-height="100%" fo:orphans="2" fo:widows="2" fo:text-indent="-0.1252in" style:auto-text-indent="false"/>
      <style:text-properties style:font-name="Book Antiqua" fo:font-size="10.5pt" style:font-name-asian="Book Antiqua1" style:font-size-asian="10.5pt" style:font-name-complex="Book Antiqua1" style:font-size-complex="10.5pt"/>
    </style:style>
    <style:style style:name="T1" style:family="text">
      <style:text-properties fo:color="#1f3864" loext:opacity="100%" style:font-name="Times New Roman" fo:font-size="27pt" style:font-name-asian="Times New Roman1" style:font-size-asian="27pt" style:font-name-complex="Times New Roman1" style:font-size-complex="27pt"/>
    </style:style>
    <style:style style:name="T2" style:family="text">
      <style:text-properties fo:color="#1f3864" loext:opacity="100%" style:font-name="Book Antiqua" fo:font-size="20pt" style:font-name-asian="Book Antiqua1" style:font-size-asian="20pt" style:font-name-complex="Book Antiqua1" style:font-size-complex="20pt"/>
    </style:style>
    <style:style style:name="T3" style:family="text">
      <style:text-properties style:font-name="Book Antiqua" fo:font-size="10.5pt" style:font-name-asian="Book Antiqua1" style:font-size-asian="10.5pt" style:font-name-complex="Book Antiqua1" style:font-size-complex="10.5pt"/>
    </style:style>
    <style:style style:name="T4" style:family="text">
      <style:text-properties style:font-name="Book Antiqua" fo:font-size="10.5pt" fo:font-weight="bold" style:font-name-asian="Book Antiqua1" style:font-size-asian="10.5pt" style:font-weight-asian="bold" style:font-name-complex="Book Antiqua1" style:font-size-complex="10.5pt"/>
    </style:style>
    <style:style style:name="T5" style:family="text">
      <style:text-properties style:font-name="Book Antiqua" fo:font-size="10.5pt" fo:font-weight="bold" officeooo:rsid="00051a3d" style:font-name-asian="Book Antiqua1" style:font-size-asian="10.5pt" style:font-weight-asian="bold" style:font-name-complex="Book Antiqua1" style:font-size-complex="10.5pt"/>
    </style:style>
    <style:style style:name="T6" style:family="text">
      <style:text-properties style:font-name="Book Antiqua" fo:font-size="10.5pt" fo:font-weight="bold" officeooo:rsid="00051a3d" style:font-name-asian="Book Antiqua1" style:font-size-asian="10.5pt" style:font-weight-asian="bold" style:font-name-complex="Book Antiqua1" style:font-size-complex="10.5pt" style:font-weight-complex="bold"/>
    </style:style>
    <style:style style:name="T7" style:family="text">
      <style:text-properties style:font-name="Book Antiqua" fo:font-size="10.5pt" fo:font-style="italic" fo:font-weight="bold" style:font-name-asian="Book Antiqua1" style:font-size-asian="10.5pt" style:font-style-asian="italic" style:font-weight-asian="bold" style:font-name-complex="Book Antiqua1" style:font-size-complex="10.5pt"/>
    </style:style>
    <style:style style:name="T8" style:family="text">
      <style:text-properties style:font-name="Book Antiqua" fo:font-size="10.5pt" fo:font-style="italic" fo:font-weight="bold" officeooo:rsid="00051a3d" style:font-name-asian="Book Antiqua1" style:font-size-asian="10.5pt" style:font-style-asian="italic" style:font-weight-asian="bold" style:font-name-complex="Book Antiqua1" style:font-size-complex="10.5pt" style:font-style-complex="italic" style:font-weight-complex="bold"/>
    </style:style>
    <style:style style:name="T9" style:family="text">
      <style:text-properties style:font-name="Book Antiqua" fo:font-size="10.5pt" fo:font-weight="normal" style:font-name-asian="Book Antiqua1" style:font-size-asian="10.5pt" style:font-weight-asian="normal" style:font-name-complex="Book Antiqua1" style:font-size-complex="10.5pt" style:font-weight-complex="normal"/>
    </style:style>
    <style:style style:name="T10" style:family="text">
      <style:text-properties style:font-name="Book Antiqua" fo:font-size="10.5pt" fo:font-weight="normal" officeooo:rsid="00051a3d" style:font-name-asian="Book Antiqua1" style:font-size-asian="10.5pt" style:font-weight-asian="normal" style:font-name-complex="Book Antiqua1" style:font-size-complex="10.5pt" style:font-weight-complex="normal"/>
    </style:style>
    <style:style style:name="T11" style:family="text">
      <style:text-properties style:font-name="Book Antiqua" fo:font-size="10.5pt" fo:font-style="normal" fo:font-weight="normal" officeooo:rsid="00051a3d" style:font-name-asian="Book Antiqua1" style:font-size-asian="10.5pt" style:font-style-asian="normal" style:font-weight-asian="normal" style:font-name-complex="Book Antiqua1" style:font-size-complex="10.5pt" style:font-style-complex="normal" style:font-weight-complex="normal"/>
    </style:style>
    <style:style style:name="T12" style:family="text">
      <style:text-properties style:font-name="Book Antiqua" fo:font-size="10pt" style:font-name-asian="Book Antiqua1" style:font-size-asian="10pt" style:font-name-complex="Book Antiqua1" style:font-size-complex="10pt"/>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style>
    <style:style style:name="T15" style:family="text">
      <style:text-properties style:font-name="Cambria" fo:font-size="10.5pt" style:font-name-asian="Cambria1" style:font-size-asian="10.5pt" style:font-name-complex="Cambria1" style:font-size-complex="10.5pt"/>
    </style:style>
    <style:style style:name="T16" style:family="text">
      <style:text-properties style:font-name="Cambria" fo:font-size="10pt" style:font-name-asian="Cambria1" style:font-size-asian="10pt" style:font-name-complex="Cambria1" style:font-size-complex="10pt"/>
    </style:style>
    <style:style style:name="T17" style:family="text">
      <style:text-properties fo:color="#1155cc" loext:opacity="100%" style:font-name="Book Antiqua" fo:font-size="10.5pt" style:text-underline-style="solid" style:text-underline-width="auto" style:text-underline-color="font-color" fo:font-weight="bold" style:font-name-asian="Book Antiqua1" style:font-size-asian="10.5pt" style:font-weight-asian="bold" style:font-name-complex="Book Antiqua1" style:font-size-complex="10.5pt"/>
    </style:style>
    <style:style style:name="T18" style:family="text">
      <style:text-properties fo:color="#1155cc" loext:opacity="100%" style:font-name="Book Antiqua" fo:font-size="10.5pt" style:text-underline-style="solid" style:text-underline-width="auto" style:text-underline-color="font-color" fo:font-weight="bold" officeooo:rsid="00051a3d" style:font-name-asian="Book Antiqua1" style:font-size-asian="10.5pt" style:font-weight-asian="bold" style:font-name-complex="Book Antiqua1" style:font-size-complex="10.5pt"/>
    </style:style>
    <style:style style:name="T19" style:family="text">
      <style:text-properties officeooo:rsid="00051a3d"/>
    </style:style>
    <style:style style:name="T20" style:family="text">
      <style:text-properties officeooo:rsid="0005a574"/>
    </style:style>
    <style:style style:name="T21" style:family="text">
      <style:text-properties officeooo:rsid="00060f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h text:style-name="P2" text:outline-level="3"><text:bookmark text:name="_5o9f2qcq6zsv"/><text:span text:style-name="T1"><text:s text:c="23"/></text:span><text:span text:style-name="T2">William Connor Strickland</text:span></text:h>
      <table:table table:name="Table1" table:style-name="Table1">
        <table:table-column table:style-name="Table1.A"/>
        <table:table-row table:style-name="Table1.1">
          <table:table-cell table:style-name="Table1.A1" office:value-type="string">
            <text:p text:style-name="P28">1<text:span text:style-name="T19">259 Hueytown Rd.</text:span>, <text:span text:style-name="T19">Hueytown Rd</text:span> AL 35<text:span text:style-name="T19">023</text:span> |C. 205-253-2115|E. wcstrickland1@gmail.com</text:p>
            <text:p text:style-name="P28"><text:a xlink:type="simple" xlink:href="https://wcstrickland.github.io/Portfolio/" text:style-name="Internet_20_link" text:visited-style-name="Visited_20_Internet_20_Link">https://wcstrickland.github.io/P</text:a><text:a xlink:type="simple" xlink:href="https://wcstrickland.github.io/Portfolio/" text:style-name="Internet_20_link" text:visited-style-name="Visited_20_Internet_20_Link"><text:span text:style-name="T19">ortfolio</text:span></text:a><text:a xlink:type="simple" xlink:href="https://wcstrickland.github.io/Portfolio/" text:style-name="Internet_20_link" text:visited-style-name="Visited_20_Internet_20_Link">/</text:a></text:p>
          </table:table-cell>
        </table:table-row>
      </table:table>
      <text:p text:style-name="P3"/>
      <text:p text:style-name="P4"><text:s/>HIGH IMPACT IT &amp; SOFTWARE DEVELOPMENT PROFESSIONAL</text:p>
      <text:p text:style-name="P5"><text:span text:style-name="T13">COMPUTER SCIENCE| DATABASE MANAGEMENT |PERFORMANCE ANALYSIS| SOFTWARE DEVELOPMENT</text:span><text:span text:style-name="T15"> </text:span><text:span text:style-name="T13"><text:s text:c="2"/></text:span><text:span text:style-name="T16"><text:s/></text:span><text:span text:style-name="T15"><text:s text:c="42"/></text:span></text:p>
      <text:p text:style-name="P10"/>
      <text:p text:style-name="P21">Highly dedicated and driven IT professional with wide variety of key functions, such as web development, software development, system administration, performance analysis, and database management. Robust work ethic with the ability to create and deliver highly effective resolutions, strategic organizational processes, process improvements, and resource optimization to attain project objective goals. Focused, well-disciplined, and equipped with outstanding leadership skills as well as the proven ability to work under pressure, integrity to manage multiple assignments and competing priorities to meet tight deadlines.</text:p>
      <text:p text:style-name="P29"/>
      <text:p text:style-name="P26">CORE COMPETENCIES </text:p>
      <text:p text:style-name="P11"/>
      <table:table table:name="Table2" table:style-name="Table2">
        <table:table-column table:style-name="Table2.A"/>
        <table:table-column table:style-name="Table2.B"/>
        <table:table-column table:style-name="Table2.C"/>
        <table:table-row table:style-name="Table2.1">
          <table:table-cell table:style-name="Table2.A1" office:value-type="string">
            <text:list xml:id="list3421883837" text:style-name="WWNum2">
              <text:list-item>
                <text:p text:style-name="P35">Software Development </text:p>
              </text:list-item>
              <text:list-item>
                <text:p text:style-name="P35">Computer Science <text:s/></text:p>
              </text:list-item>
              <text:list-item>
                <text:p text:style-name="P36">Database Management <text:s/></text:p>
              </text:list-item>
              <text:list-item>
                <text:p text:style-name="P36">Strategic Planning </text:p>
              </text:list-item>
              <text:list-item>
                <text:p text:style-name="P35">Compliance Management</text:p>
              </text:list-item>
            </text:list>
          </table:table-cell>
          <table:table-cell table:style-name="Table2.A1" office:value-type="string">
            <text:list xml:id="list90437414427200" text:continue-numbering="true" text:style-name="WWNum2">
              <text:list-item>
                <text:p text:style-name="P38">Performance Improvement <text:s/></text:p>
              </text:list-item>
              <text:list-item>
                <text:p text:style-name="P38">Performance Analysis </text:p>
              </text:list-item>
              <text:list-item>
                <text:p text:style-name="P38">Visualization </text:p>
              </text:list-item>
              <text:list-item>
                <text:p text:style-name="P38">Data Analysis</text:p>
              </text:list-item>
              <text:list-item>
                <text:p text:style-name="P44">Information System Technology</text:p>
              </text:list-item>
            </text:list>
          </table:table-cell>
          <table:table-cell table:style-name="Table2.A1" office:value-type="string">
            <text:list xml:id="list90437735980774" text:continue-numbering="true" text:style-name="WWNum2">
              <text:list-item>
                <text:p text:style-name="P38">Project Management</text:p>
              </text:list-item>
              <text:list-item>
                <text:p text:style-name="P39">Web Development <text:s/></text:p>
              </text:list-item>
              <text:list-item>
                <text:p text:style-name="P39">Web Scraping</text:p>
              </text:list-item>
              <text:list-item>
                <text:p text:style-name="P39">Application Development </text:p>
              </text:list-item>
              <text:list-item>
                <text:p text:style-name="P39">Risk Management </text:p>
              </text:list-item>
            </text:list>
          </table:table-cell>
        </table:table-row>
      </table:table>
      <text:p text:style-name="P12"/>
      <text:p text:style-name="P26">COMPUTER SKILLS </text:p>
      <text:p text:style-name="P33">Python (Pandas, <text:span text:style-name="T20">Flask)</text:span> <text:s text:c="26"/><text:span text:style-name="T19">Javascript (NodeJS, express) <text:s text:c="17"/>HTML </text:span><text:span text:style-name="T20">&amp; </text:span><text:span text:style-name="T19">CSS <text:s text:c="2"/></text:span></text:p>
      <text:p text:style-name="P33">SQL (MySQL, SQLite, <text:span text:style-name="T19">Postgress</text:span>) <text:s text:c="12"/>NoSQL (Cassandra, <text:span text:style-name="T19">Mongo</text:span>) <text:s text:c="23"/>Git <text:s text:c="70"/>Tableau <text:s text:c="49"/><text:span text:style-name="T19">(W</text:span>ord, Excel, PowerPoint) <text:s text:c="21"/><text:span text:style-name="T21">Linux &amp; </text:span>A<text:span text:style-name="T20">WS</text:span> </text:p>
      <text:p text:style-name="P34"><text:s text:c="60"/>RELEVANT PROJECTS</text:p>
      <text:p text:style-name="P8"><text:span text:style-name="T4">Project 1: </text:span><text:a xlink:type="simple" xlink:href="https://still-wildwood-10638.herokuapp.com/" text:style-name="Internet_20_link" text:visited-style-name="Visited_20_Internet_20_Link"><text:span text:style-name="T8">Yikes! </text:span></text:a><text:span text:style-name="T11">Web app.</text:span></text:p>
      <text:p text:style-name="P9"><text:span text:style-name="T6">Project 2: </text:span><text:span text:style-name="T10">Call Center Performance Analysis and Visualization</text:span></text:p>
      <text:p text:style-name="P9"><text:span text:style-name="T4">Project 3: </text:span><text:span text:style-name="T9">Priority Queue Scheduler</text:span></text:p>
      <text:p text:style-name="P9"><text:span text:style-name="T4">Project </text:span><text:span text:style-name="T5">4</text:span><text:span text:style-name="T4">: </text:span><text:span text:style-name="T10">Database migration command line tool</text:span></text:p>
      <text:p text:style-name="P8"><text:span text:style-name="T4">Project </text:span><text:span text:style-name="T5">5</text:span><text:span text:style-name="T4">: </text:span><text:span text:style-name="T10">Rock Paper Scissors</text:span></text:p>
      <text:p text:style-name="P9"><text:span text:style-name="T4">Project </text:span><text:span text:style-name="T5">6</text:span><text:span text:style-name="T4">:</text:span><text:span text:style-name="T9"> </text:span><text:span text:style-name="T10">Web Scraper and API</text:span> </text:p>
      <text:p text:style-name="P8"><text:span text:style-name="T4">In-depth View of Projects: </text:span><text:a xlink:type="simple" xlink:href="https://wcstrickland.github.io/Strickland_Projects/" text:style-name="Standard" text:visited-style-name="Standard"><text:span text:style-name="T17">https://wcstrickland.github.io/</text:span></text:a><text:a xlink:type="simple" xlink:href="https://wcstrickland.github.io/Strickland_Projects/" text:style-name="Standard" text:visited-style-name="Standard"><text:span text:style-name="T18">Portfolio</text:span></text:a><text:a xlink:type="simple" xlink:href="https://wcstrickland.github.io/Strickland_Projects/" text:style-name="Standard" text:visited-style-name="Standard"><text:span text:style-name="T17">/</text:span></text:a><text:span text:style-name="T4"> <text:s/></text:span></text:p>
      <text:p text:style-name="P13"/>
      <text:p text:style-name="P27"><text:s text:c="56"/>PROFESSIONAL EXPERIENCE </text:p>
      <text:p text:style-name="P13"/>
      <text:p text:style-name="P8"><text:span text:style-name="T4">Physical Therapist Assistant, </text:span><text:span text:style-name="T3">Tara Therapy</text:span><text:span text:style-name="T4"> </text:span></text:p>
      <text:p text:style-name="P20">2018 - Present</text:p>
      <text:p text:style-name="P16"/>
      <text:list xml:id="list3208829908" text:style-name="WWNum1">
        <text:list-item>
          <text:p text:style-name="P46"><text:span text:style-name="T7">Data Analysis: </text:span><text:span text:style-name="T3">Executes and formulates treatment programs of clients as recommended by therapist or physician-revised as indicated by patient's progress.</text:span></text:p>
        </text:list-item>
      </text:list>
      <text:p text:style-name="P30"/>
      <text:list xml:id="list90438446160676" text:continue-numbering="true" text:style-name="WWNum1">
        <text:list-item>
          <text:p text:style-name="P46"><text:span text:style-name="T7">Process Improvement:</text:span><text:span text:style-name="T3"> Improves mobility and relieves pain and disability caused by disease or injury as directed by the physical therapist's plan of care.</text:span></text:p>
        </text:list-item>
      </text:list>
      <text:p text:style-name="P30"/>
      <text:list xml:id="list90437971585682" text:continue-numbering="true" text:style-name="WWNum1">
        <text:list-item>
          <text:p text:style-name="P46"><text:span text:style-name="T7">Risk Management: </text:span><text:span text:style-name="T3">Communicate and assist in problem solving by recommending the preparation of materials and equipment used in providing therapy.</text:span></text:p>
        </text:list-item>
      </text:list>
      <text:p text:style-name="P18"/>
      <text:list xml:id="list90438523100935" text:continue-numbering="true" text:style-name="WWNum1">
        <text:list-item>
          <text:p text:style-name="P46"><text:span text:style-name="T7">Performance Management:</text:span><text:span text:style-name="T3"> Assessed physical performance tests for objective data to compare with prior level of function.</text:span></text:p>
        </text:list-item>
      </text:list>
      <text:p text:style-name="P19"/>
      <text:p text:style-name="P8"><text:span text:style-name="T4">Physical Therapist Assistant, </text:span><text:span text:style-name="T3">UAB Spain Rehab</text:span></text:p>
      <text:p text:style-name="P20">2018- Present</text:p>
      <text:p text:style-name="P17"/>
      <text:list xml:id="list157680394" text:style-name="WWNum4">
        <text:list-item>
          <text:p text:style-name="P47"><text:span text:style-name="T7">Reporting &amp; Time Management: </text:span><text:span text:style-name="T3">Consistently reports patient progress to physical therapist to review plans of care. Ensures that all documentation is completed in a timely manner.</text:span></text:p>
        </text:list-item>
      </text:list>
      <text:p text:style-name="P30"/>
      <text:list xml:id="list90438616577484" text:continue-numbering="true" text:style-name="WWNum4">
        <text:list-item>
          <text:p text:style-name="P47"><text:soft-page-break/><text:span text:style-name="T7">Data Administration &amp; Electronic File Management:</text:span><text:span text:style-name="T3"> Compose electronic progress notes to document patient's improvements and overall recommendations. </text:span></text:p>
        </text:list-item>
      </text:list>
      <text:p text:style-name="P30"/>
      <text:list xml:id="list90436872213885" text:continue-numbering="true" text:style-name="WWNum4">
        <text:list-item>
          <text:p text:style-name="P47"><text:span text:style-name="T7">Communication &amp; Data Analysis:</text:span><text:span text:style-name="T3"> Demonstrates ability to communicate with patients, co-workers, and physicians regarding the nature of the patient’s problem and treatment plan.</text:span></text:p>
        </text:list-item>
        <text:list-item>
          <text:p text:style-name="P50"/>
        </text:list-item>
      </text:list>
      <text:p text:style-name="P8"><text:span text:style-name="T4">Combat Engineer, </text:span><text:span text:style-name="T3">US Army Sergeant </text:span></text:p>
      <text:p text:style-name="P20">2012-2015</text:p>
      <text:p text:style-name="P17"/>
      <text:list xml:id="list219356955" text:style-name="WWNum5">
        <text:list-item>
          <text:p text:style-name="P48"><text:span text:style-name="T7">Process Management: </text:span><text:span text:style-name="T3">Mentored and supervised personnel utilizing demolitions, breaching, rigging and construction.</text:span></text:p>
        </text:list-item>
      </text:list>
      <text:p text:style-name="P30"/>
      <text:list xml:id="list90437425699710" text:continue-numbering="true" text:style-name="WWNum5">
        <text:list-item>
          <text:p text:style-name="P48"><text:span text:style-name="T7">Training &amp; Development: </text:span><text:span text:style-name="T3">Provided training on basic combat and clearance operations. Created and maintained a positive working environment.</text:span></text:p>
        </text:list-item>
      </text:list>
      <text:p text:style-name="P30"/>
      <text:list xml:id="list90436854816789" text:continue-numbering="true" text:style-name="WWNum5">
        <text:list-item>
          <text:p text:style-name="P48"><text:span text:style-name="T7">Supervision &amp; Strategic Planning:</text:span><text:span text:style-name="T3"> Supervised and directed lower grade soldiers and provide technical guidance to soldiers in the accomplishments of their duties.</text:span></text:p>
        </text:list-item>
      </text:list>
      <text:p text:style-name="P19"/>
      <text:p text:style-name="P8"><text:span text:style-name="T4">Shift Manager, </text:span><text:span text:style-name="T3">Aldi </text:span></text:p>
      <text:p text:style-name="P20">2010-2012 and 2015-2018</text:p>
      <text:p text:style-name="P23"/>
      <text:list xml:id="list2220162910" text:style-name="WWNum3">
        <text:list-item>
          <text:p text:style-name="P49"><text:span text:style-name="T7">Performance Management:</text:span><text:span text:style-name="T3"> Monitored employee performance by conducting daily evaluations to ensure the facility ran efficiently and effectively while providing guidance, feedback, and encouragement.</text:span></text:p>
        </text:list-item>
      </text:list>
      <text:p text:style-name="P30"/>
      <text:list xml:id="list90436848341254" text:continue-numbering="true" text:style-name="WWNum3">
        <text:list-item>
          <text:p text:style-name="P49"><text:span text:style-name="T7">Operations Management: </text:span><text:span text:style-name="T3">Ensured operational productivity goals were achieved by prioritizing assignments, problem solving, and directing team members.</text:span></text:p>
        </text:list-item>
      </text:list>
      <text:p text:style-name="P30"/>
      <text:list xml:id="list90438564205845" text:continue-numbering="true" text:style-name="WWNum3">
        <text:list-item>
          <text:p text:style-name="P49"><text:span text:style-name="T7">Staff Management: </text:span><text:span text:style-name="T3">Scheduled and directed staff in daily work assignments to maximize productivity.</text:span></text:p>
        </text:list-item>
      </text:list>
      <text:p text:style-name="P30"/>
      <text:list xml:id="list90438116508196" text:continue-numbering="true" text:style-name="WWNum3">
        <text:list-item>
          <text:p text:style-name="P49"><text:span text:style-name="T7">Risk Management &amp; Compliance:</text:span><text:span text:style-name="T3"> Efficiently resolved problems or concerns to the satisfaction of all involved parties. Looked after the company policies, and procedures, and ensured high standards of customer service.</text:span></text:p>
        </text:list-item>
      </text:list>
      <text:p text:style-name="P20"/>
      <text:p text:style-name="P26">INTRESTS/PERSONAL DEVELOPMENT PLA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text:s text:c="7"/>Certifications </text:p>
            <text:list xml:id="list90438466249863" text:continue-list="list90437735980774" text:style-name="WWNum2">
              <text:list-item>
                <text:p text:style-name="P37">AWS Developer </text:p>
              </text:list-item>
              <text:list-item>
                <text:p text:style-name="P37">AWS Solutions Architect</text:p>
              </text:list-item>
              <text:list-item>
                <text:p text:style-name="P37">Docker Certified Associate</text:p>
              </text:list-item>
            </text:list>
          </table:table-cell>
          <table:table-cell table:style-name="Table3.A1" office:value-type="string">
            <text:p text:style-name="P25"><text:s text:c="4"/>Frameworks/Topics</text:p>
            <text:list xml:id="list90438435623325" text:continue-numbering="true" text:style-name="WWNum2">
              <text:list-item>
                <text:p text:style-name="P40">React / Angular</text:p>
              </text:list-item>
              <text:list-item>
                <text:p text:style-name="P42">TensorFlow/ PyTorch</text:p>
              </text:list-item>
              <text:list-item>
                <text:p text:style-name="P45">Django</text:p>
              </text:list-item>
            </text:list>
          </table:table-cell>
          <table:table-cell table:style-name="Table3.A1" office:value-type="string">
            <text:p text:style-name="P25"><text:s/>Languages/Technologies</text:p>
            <text:list xml:id="list90438826475691" text:continue-numbering="true" text:style-name="WWNum2">
              <text:list-item>
                <text:p text:style-name="P43">Golang</text:p>
              </text:list-item>
              <text:list-item>
                <text:p text:style-name="P41">Java</text:p>
              </text:list-item>
              <text:list-item>
                <text:p text:style-name="P43">Docker/Kubernetes</text:p>
              </text:list-item>
            </text:list>
          </table:table-cell>
        </table:table-row>
      </table:table>
      <text:p text:style-name="P23"/>
      <text:p text:style-name="P6"><text:span text:style-name="T14">MILITARY EXPERIENCE</text:span><text:span text:style-name="T12"> <text:s text:c="88"/></text:span></text:p>
      <text:p text:style-name="P20">Noncommissioned Officer Academy, Deployed to Afghanistan November 2012- July 2013</text:p>
      <text:p text:style-name="P14"/>
      <text:p text:style-name="P26">EDUCATION</text:p>
      <text:p text:style-name="P15"/>
      <text:p text:style-name="P7"><text:span text:style-name="T4">Associates of Applied Science, </text:span><text:span text:style-name="T3">Jeff State Community College </text:span></text:p>
      <text:p text:style-name="P22">Amazon Web Services Certified Cloud Practitioner </text:p>
      <text:p text:style-name="P26">AWARDS</text:p>
      <text:p text:style-name="P22">2x Army Commendation Medal, Commandant's List, Leadership Award</text:p>
      <text:p text:style-name="P22"/>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12"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13"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14"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15"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16"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17"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18"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style:contextual-spacing="false" fo:line-height="100%" fo:padding="0in" fo:border="none" style:shadow="none">
        <style:tab-stops>
          <style:tab-stop style:position="3.25in" style:type="center"/>
          <style:tab-stop style:position="6.5in" style:type="right"/>
        </style:tab-stops>
      </style:paragraph-properties>
      <style:text-properties fo:color="#000000" loext:opacity="100%"/>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746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252in" fo:margin-left="0in" fo:margin-right="0in" fo:margin-bottom="0.086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2</meta:editing-cycles>
    <meta:creation-date>2020-12-15T04:11:00</meta:creation-date>
    <dc:date>2021-06-02T09:04:36.585995278</dc:date>
    <meta:editing-duration>PT44M51S</meta:editing-duration>
    <meta:generator>LibreOffice/7.1.3.2$Linux_X86_64 LibreOffice_project/10$Build-2</meta:generator>
    <meta:document-statistic meta:table-count="3" meta:image-count="0" meta:object-count="0" meta:page-count="2" meta:paragraph-count="77" meta:word-count="619" meta:character-count="5126" meta:non-whitespace-character-count="4085"/>
    <meta:user-defined meta:name="AppVersion">16.0000</meta:user-defined>
    <meta:template xlink:type="simple" xlink:actuate="onRequest" xlink:title="Normal" xlink:href=""/>
  </office:meta>
</office:document-meta>
</file>